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Kai CN" svg:font-family="'AR PL UKai CN'" style:font-pitch="variable"/>
    <style:font-face style:name="AR PL UKai CN1" svg:font-family="'AR PL UKai CN'"/>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ans" svg:font-family="OpenSans, Arial, sans-serif"/>
  </office:font-face-decls>
  <office:automatic-styles>
    <style:style style:name="P1" style:family="paragraph" style:parent-style-name="Standard">
      <style:paragraph-properties fo:margin-left="0in" fo:margin-right="0in" fo:orphans="2" fo:widows="2" fo:text-indent="0in" style:auto-text-indent="false"/>
    </style:style>
    <style:style style:name="P2" style:family="paragraph" style:parent-style-name="Standard">
      <style:paragraph-properties fo:margin-left="0in" fo:margin-right="0in" fo:orphans="2" fo:widows="2" fo:text-indent="0in" style:auto-text-indent="false"/>
      <style:text-properties style:text-position="0% 100%" style:font-name="AR PL UKai CN" officeooo:rsid="000c7779" officeooo:paragraph-rsid="000c7779"/>
    </style:style>
    <style:style style:name="P3" style:family="paragraph" style:parent-style-name="Standard">
      <style:paragraph-properties fo:margin-left="0in" fo:margin-right="0in" fo:orphans="2" fo:widows="2" fo:text-indent="0in" style:auto-text-indent="false"/>
      <style:text-properties style:text-position="0% 100%" style:font-name="AR PL UKai CN" officeooo:rsid="000d48cc" officeooo:paragraph-rsid="000d48cc"/>
    </style:style>
    <style:style style:name="P4" style:family="paragraph" style:parent-style-name="Standard">
      <style:paragraph-properties fo:margin-left="0in" fo:margin-right="0in" fo:orphans="2" fo:widows="2" fo:text-indent="0in" style:auto-text-indent="false"/>
      <style:text-properties style:font-name="AR PL UKai CN"/>
    </style:style>
    <style:style style:name="P5" style:family="paragraph" style:parent-style-name="Standard">
      <style:paragraph-properties fo:margin-left="0in" fo:margin-right="0in" fo:orphans="2" fo:widows="2" fo:text-indent="0in" style:auto-text-indent="false"/>
      <style:text-properties style:font-name="AR PL UKai CN" officeooo:rsid="000c7779" officeooo:paragraph-rsid="000c7779"/>
    </style:style>
    <style:style style:name="P6" style:family="paragraph" style:parent-style-name="Standard">
      <style:paragraph-properties fo:margin-left="0in" fo:margin-right="0in" fo:orphans="2" fo:widows="2" fo:text-indent="0in" style:auto-text-indent="false"/>
      <style:text-properties style:font-name="AR PL UKai CN" fo:font-weight="bold" officeooo:rsid="000c7779" officeooo:paragraph-rsid="000c7779" style:font-weight-asian="bold" style:font-weight-complex="bold"/>
    </style:style>
    <style:style style:name="T1" style:family="text">
      <style:text-properties fo:font-variant="normal" fo:text-transform="none" fo:color="#1f1f1f" loext:opacity="100%" style:text-position="super 58%" fo:font-size="10.5pt" fo:letter-spacing="normal" fo:font-style="normal"/>
    </style:style>
    <style:style style:name="T2" style:family="text">
      <style:text-properties fo:font-variant="normal" fo:text-transform="none" fo:color="#1f1f1f" loext:opacity="100%" style:text-position="super 58%" fo:font-size="10.5pt" fo:letter-spacing="normal" fo:font-style="normal" fo:font-weight="normal"/>
    </style:style>
    <style:style style:name="T3" style:family="text">
      <style:text-properties fo:font-variant="normal" fo:text-transform="none" fo:color="#1f1f1f" loext:opacity="100%" fo:font-size="10.5pt" fo:letter-spacing="normal" fo:font-style="normal"/>
    </style:style>
    <style:style style:name="T4" style:family="text">
      <style:text-properties fo:font-variant="normal" fo:text-transform="none" fo:color="#1f1f1f" loext:opacity="100%" fo:font-size="10.5pt" fo:letter-spacing="normal" fo:font-style="normal" fo:font-weight="normal"/>
    </style:style>
    <style:style style:name="T5" style:family="text">
      <style:text-properties fo:font-variant="normal" fo:text-transform="none" fo:color="#1f1f1f" loext:opacity="100%" fo:font-size="10.5pt" fo:letter-spacing="normal" fo:font-style="normal" fo:font-weight="bold" style:font-weight-asian="bold" style:font-weight-complex="bold"/>
    </style:style>
    <style:style style:name="T6" style:family="text">
      <style:text-properties fo:font-variant="normal" fo:text-transform="none" fo:color="#1f1f1f" loext:opacity="100%" style:font-name="AR PL UKai CN" fo:letter-spacing="normal"/>
    </style:style>
    <style:style style:name="T7" style:family="text">
      <style:text-properties fo:font-variant="normal" fo:text-transform="none" fo:color="#1f1f1f" loext:opacity="100%" style:font-name="AR PL UKai CN" fo:font-size="10.5pt" fo:letter-spacing="normal" fo:font-style="normal" fo:font-weight="normal"/>
    </style:style>
    <style:style style:name="T8" style:family="text">
      <style:text-properties style:font-name="AR PL UKai C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8">--------------------------------------------------------------------------------</text:span></text:span></text:p>
      <text:p text:style-name="P1"><text:span text:style-name="Strong_20_Emphasis"><text:span text:style-name="T8">Define Moore’s law</text:span></text:span><text:span text:style-name="T6"> </text:span><text:span text:style-name="T7">and explain why it has now stopped being true. Be sure to describe all of the physical limitations that have prevented Moore’s law from continuing to be true.</text:span></text:p>
      <text:p text:style-name="P4"><text:span text:style-name="T4"/></text:p>
      <text:p text:style-name="P4"><text:span text:style-name="T4"/></text:p>
      <text:p text:style-name="P5"><text:span text:style-name="T4">Definition: Moore’s law, (not actually a physical law rather an observation) predicted that transistor density would double every two years.</text:span></text:p>
      <text:p text:style-name="P5"><text:span text:style-name="T4"/></text:p>
      <text:p text:style-name="P5"><text:span text:style-name="T4">It stopped being true because as the transistors got smaller, they ran into the power wall problem.</text:span></text:p>
      <text:p text:style-name="P5"><text:span text:style-name="T4">As you increase the density of transistors, the power consumption increases, which leads to high temperature.</text:span></text:p>
      <text:p text:style-name="P5"><text:span text:style-name="T4"/></text:p>
      <text:p text:style-name="P5"><text:span text:style-name="T4">Consumption of power occurs during switching between on and off state, this power consumption is called </text:span><text:span text:style-name="T5">DYNAMIC POWER</text:span><text:span text:style-name="T4"> and can be described by the following formula:</text:span></text:p>
      <text:p text:style-name="P5"><text:span text:style-name="T4"/></text:p>
      <text:p text:style-name="P5"><text:span text:style-name="T4"/></text:p>
      <text:p text:style-name="P6"><text:span text:style-name="T3">P = αCFV</text:span><text:span text:style-name="T1">2</text:span></text:p>
      <text:p text:style-name="P5"><text:span text:style-name="T2"/></text:p>
      <text:p text:style-name="P2"><text:span text:style-name="T4">-</text:span><text:span text:style-name="T5">alpha</text:span><text:span text:style-name="T4"> being the percentage of time the transistors are switching. (0&lt;α&lt;1)</text:span></text:p>
      <text:p text:style-name="P3"><text:span text:style-name="T4">(as the user and designer of the transistor, we want alpha to be as high as possible since it leads to faster computation)</text:span></text:p>
      <text:p text:style-name="P3"><text:span text:style-name="T4"/></text:p>
      <text:p text:style-name="P3"><text:span text:style-name="T4">-</text:span><text:span text:style-name="T5">C capacitance</text:span><text:span text:style-name="T4">, goes down as the size of the transistors go down so this will contribute to lower dynamic power naturally.</text:span></text:p>
      <text:p text:style-name="P3"><text:span text:style-name="T4"/></text:p>
      <text:p text:style-name="P3"><text:span text:style-name="T4">-</text:span><text:span text:style-name="T5">F is the clock frequency</text:span><text:span text:style-name="T4">, we want it to be as high as possible, this will lead to higher power consumption as well</text:span></text:p>
      <text:p text:style-name="P3"><text:span text:style-name="T4"/></text:p>
      <text:p text:style-name="P3"><text:span text:style-name="T4">-</text:span><text:span text:style-name="T5">V is the voltage swing</text:span><text:span text:style-name="T4">, the threshold that determines the signal as being 0 or 1.</text:span></text:p>
      <text:p text:style-name="P3"><text:span text:style-name="T4">naturally we would want it to lower as we shrink transistor size (Dennard Scaling), </text:span></text:p>
      <text:p text:style-name="P3"><text:span text:style-name="T4">but due to two reasons issues on:</text:span></text:p>
      <text:p text:style-name="P3"><text:span text:style-name="T4">1- </text:span><text:span text:style-name="T5">threshold voltage</text:span><text:span text:style-name="T4"> </text:span><text:span text:style-name="T5">;</text:span><text:span text:style-name="T4"> we can’t go lower than the minimum voltage required for turning on a transistor (related to the chemical composition of the transistor) </text:span></text:p>
      <text:p text:style-name="P3"><text:span text:style-name="T4"/></text:p>
      <text:p text:style-name="P3"><text:span text:style-name="T4">2- </text:span><text:span text:style-name="T5">noise ;</text:span><text:span text:style-name="T4"> as we go lower in voltage, the signal will tend to be more susceptible to environment noises.</text:span></text:p>
      <text:p text:style-name="P3"><text:span text:style-name="T4"/></text:p>
      <text:p text:style-name="P3"><text:span text:style-name="T4">Therefore we can’t decrease voltage swing as we want so that the overall power will be less.</text:span></text:p>
      <text:p text:style-name="P3"><text:span text:style-name="T4"/></text:p>
      <text:p text:style-name="P3"><text:span text:style-name="T4">And we still have not considered leakage power, which is the escape of heat as we use thinner and thinner insulators, so going lower in size will have another bad effect.</text:span></text:p>
      <text:p text:style-name="P3"><text:span text:style-name="T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Kai CN" svg:font-family="'AR PL UKai CN'" style:font-pitch="variable"/>
    <style:font-face style:name="AR PL UKai CN1" svg:font-family="'AR PL UKai CN'"/>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ans" svg:font-family="OpenSans,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2T12:00:16.375677051</meta:creation-date>
    <dc:date>2022-04-22T12:21:44.826672804</dc:date>
    <meta:editing-duration>PT10M37S</meta:editing-duration>
    <meta:editing-cycles>2</meta:editing-cycles>
    <meta:generator>LibreOffice/7.2.6.2$Linux_X86_64 LibreOffice_project/20$Build-2</meta:generator>
    <meta:document-statistic meta:table-count="0" meta:image-count="0" meta:object-count="0" meta:page-count="1" meta:paragraph-count="19" meta:word-count="324" meta:character-count="2026" meta:non-whitespace-character-count="1719"/>
  </office:meta>
</office:document-meta>
</file>